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76pt"/>
    </style:style>
    <style:style style:name="co3" style:family="table-column">
      <style:table-column-properties fo:break-before="auto" style:column-width="95.81pt"/>
    </style:style>
    <style:style style:name="co4" style:family="table-column">
      <style:table-column-properties fo:break-before="auto" style:column-width="131.3pt"/>
    </style:style>
    <style:style style:name="co5" style:family="table-column">
      <style:table-column-properties fo:break-before="auto" style:column-width="60.04pt"/>
    </style:style>
    <style:style style:name="co6" style:family="table-column">
      <style:table-column-properties fo:break-before="auto" style:column-width="63.16pt"/>
    </style:style>
    <style:style style:name="co7" style:family="table-column">
      <style:table-column-properties fo:break-before="auto" style:column-width="105.05pt"/>
    </style:style>
    <style:style style:name="co8" style:family="table-column">
      <style:table-column-properties fo:break-before="auto" style:column-width="11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4.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35.0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74pt solid #000000" style:text-align-source="value-type" style:repeat-content="false" fo:border-left="none" fo:border-right="0.74pt solid #eeeeee" fo:border-top="0.74pt solid #000000" style:vertical-align="middle"/>
      <style:paragraph-properties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0.74pt solid #eeeeee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eeeeee" fo:border-top="0.74pt solid #000000" style:vertical-align="top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eeeee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74pt solid #eeeeee" fo:border-top="0.74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0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74pt solid #000000" fo:border-left="0.74pt solid #eeeeee" fo:border-right="0.74pt solid #eeeee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0.74pt solid #eeeeee" fo:border-right="0.74pt solid #eeeeee" fo:border-top="0.74pt solid #000000"/>
    </style:style>
    <style:style style:name="ce13" style:family="table-cell" style:parent-style-name="Default">
      <style:table-cell-properties fo:border-bottom="0.74pt solid #000000" fo:border-left="0.74pt solid #eeeeee" fo:border-right="0.74pt solid #eeeeee" fo:border-top="0.74pt solid #000000" style:vertical-align="top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0.74pt solid #eeeeee" fo:border-right="none" fo:border-top="0.74pt solid #000000" style:vertical-align="top"/>
      <style:paragraph-properties fo:text-align="start" fo:margin-left="0pt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order-left="0.74pt solid #eeeeee" fo:border-right="0.74pt solid #eeeee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74pt solid #000000" fo:wrap-option="no-wrap" fo:border-left="0.74pt solid #eeeeee" fo:border-right="0.74pt solid #eeeeee" style:shrink-to-fit="true" fo:border-top="0.74pt solid #000000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eeeeee" fo:border-right="0.74pt solid #eeeeee" fo:border-top="0.74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eeeeee" fo:border-right="0.74pt solid #eeeeee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eeeeee" fo:border-right="0.74pt solid #eeeeee" fo:border-top="0.74pt solid #000000"/>
      <style:paragraph-properties fo:text-align="center" fo:margin-left="0pt"/>
    </style:style>
    <style:style style:name="ce23" style:family="table-cell" style:parent-style-name="Default" style:data-style-name="N2">
      <style:table-cell-properties fo:border-bottom="0.74pt solid #000000" style:text-align-source="fix" style:repeat-content="false" fo:border-left="0.74pt solid #eeeeee" fo:border-right="0.74pt solid #eeeeee" fo:border-top="0.74pt solid #000000" style:vertical-align="top"/>
      <style:paragraph-properties fo:text-align="start" fo:margin-left="0pt"/>
    </style:style>
    <style:style style:name="ce24" style:family="table-cell" style:parent-style-name="Default">
      <style:table-cell-properties fo:border-bottom="0.74pt solid #000000" fo:border-left="0.74pt solid #eeeeee" fo:border-right="0.74pt solid #eeeeee" fo:border-top="0.74pt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74pt solid #000000" fo:border-left="0.74pt solid #eeeeee" fo:border-right="0.74pt solid #eeeeee" fo:border-top="0.74pt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74pt solid #000000" style:text-align-source="value-type" style:repeat-content="false" fo:border-left="0.74pt solid #eeeeee" fo:border-right="none" fo:border-top="0.74pt solid #000000"/>
      <style:paragraph-properties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eeeeee" fo:border-right="none" fo:border-top="0.74pt solid #000000"/>
      <style:paragraph-properties fo:text-align="center" fo:margin-left="0pt"/>
    </style:style>
    <style:style style:name="ce28" style:family="table-cell" style:parent-style-name="Default" style:data-style-name="N2">
      <style:table-cell-properties fo:border-bottom="0.74pt solid #000000" style:text-align-source="fix" style:repeat-content="false" fo:border-left="0.74pt solid #eeeeee" fo:border-right="none" fo:border-top="0.74pt solid #000000" style:vertical-align="top"/>
      <style:paragraph-properties fo:text-align="start" fo:margin-left="0pt"/>
    </style:style>
    <style:style style:name="ce29" style:family="table-cell" style:parent-style-name="Default">
      <style:table-cell-properties fo:border-bottom="0.74pt solid #000000" fo:border-left="0.74pt solid #eeeeee" fo:border-right="none" fo:border-top="0.74pt solid #000000"/>
    </style:style>
    <style:style style:name="ce30" style:family="table-cell" style:parent-style-name="Default">
      <style:table-cell-properties fo:border-bottom="0.74pt solid #000000" fo:border-left="0.74pt solid #eeeeee" fo:border-right="none" fo:border-top="0.74pt solid #000000"/>
      <style:text-properties fo:font-size="9pt" style:font-size-asian="9pt" style:font-size-complex="9pt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0.74pt solid #eeeeee" fo:border-right="none" fo:border-top="0.74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size="9pt" style:font-size-asian="9pt" style:font-size-complex="9pt"/>
    </style:style>
    <style:style style:name="ce35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-asian="WenQuanYi Zen He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29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Default" office:value-type="string" calcext:value-type="string">
            <text:p><text:a xlink:href="python://for%20each=%22partner%20in%20moves_dic%22" xlink:type="simple">for each partner</text:a>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6" table:number-rows-spanned="1">
            <text:p>Partner Account Summary</text:p>
          </table:table-cell>
          <table:covered-table-cell table:number-columns-repeated="2" table:style-name="ce2"/>
          <table:covered-table-cell table:style-name="ce19"/>
          <table:covered-table-cell table:style-name="ce2"/>
          <table:covered-table-cell table:style-name="ce16"/>
          <table:table-cell table:number-columns-repeated="1017"/>
        </table:table-row>
        <table:table-row table:style-name="ro3">
          <table:table-cell table:style-name="ce1" office:value-type="string" calcext:value-type="string">
            <text:p>From: <text:a xlink:href="python://self" xlink:type="simple">self</text:a></text:p>
          </table:table-cell>
          <table:table-cell table:style-name="ce2" table:number-columns-repeated="2"/>
          <table:table-cell table:style-name="ce19"/>
          <table:table-cell table:style-name="ce2"/>
          <table:table-cell table:style-name="ce16"/>
          <table:table-cell table:number-columns-repeated="1017"/>
        </table:table-row>
        <table:table-row table:style-name="ro3">
          <table:table-cell table:style-name="ce2" table:number-columns-repeated="3"/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Date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Entry Label</text:p>
          </table:table-cell>
          <table:table-cell table:style-name="ce20" office:value-type="string" calcext:value-type="string">
            <text:p>Debit</text:p>
          </table:table-cell>
          <table:table-cell table:style-name="ce20" office:value-type="string" calcext:value-type="string">
            <text:p>Credit</text:p>
          </table:table-cell>
          <table:table-cell table:style-name="ce20" office:value-type="string" calcext:value-type="string">
            <text:p>Balance</text:p>
          </table:table-cell>
          <table:table-cell table:style-name="ce32"/>
          <table:table-cell table:style-name="ce35"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<text:a xlink:href="python://partner.ref" xlink:type="simple">Partner.ref</text:a> - <text:a xlink:href="python://partner.name" xlink:type="simple">partner.name</text:a></text:p>
          </table:table-cell>
          <table:covered-table-cell table:style-name="ce11"/>
          <table:table-cell table:style-name="ce11"/>
          <table:table-cell table:style-name="ce21" office:value-type="string" calcext:value-type="string">
            <text:p><text:a xlink:href="python://(get_initial_debit(partner,context))" xlink:type="simple">initial debit</text:a></text:p>
          </table:table-cell>
          <table:table-cell table:style-name="ce21" office:value-type="string" calcext:value-type="string">
            <text:p><text:a xlink:href="python://(get_initial_credit_to_print(partner,context))" xlink:type="simple">initial credit</text:a></text:p>
          </table:table-cell>
          <table:table-cell table:style-name="ce26" office:value-type="string" calcext:value-type="string">
            <text:p><text:a xlink:href="python://formatLang(get_initial_balance_to_print(partner,context))" xlink:type="simple">initial balance</text:a>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<text:a xlink:href="python://for%20each=%22move%20in%20get_moves_from_partner(moves_dic,%20partner)%22" xlink:type="simple">for each move</text:a></text:p>
          </table:table-cell>
          <table:table-cell table:number-columns-repeated="2"/>
          <table:table-cell table:style-name="ce22" table:number-columns-repeated="2"/>
          <table:table-cell table:style-name="ce27"/>
          <table:table-cell table:number-columns-repeated="1017"/>
        </table:table-row>
        <table:table-row table:style-name="ro1">
          <table:table-cell office:value-type="string" calcext:value-type="string">
            <text:p><text:a xlink:href="python://if%20test=%22contains_relevant_lines(move)%22" xlink:type="simple">if contains_relevant_lines</text:a></text:p>
          </table:table-cell>
          <table:table-cell table:number-columns-repeated="2"/>
          <table:table-cell table:style-name="ce22" table:number-columns-repeated="2"/>
          <table:table-cell table:style-name="ce27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python://formatLang(move.date,date='True')" xlink:type="simple">move.date</text:a></text:p>
          </table:table-cell>
          <table:table-cell table:style-name="ce13" office:value-type="string" calcext:value-type="string">
            <text:p><text:a xlink:href="python://get_move_name(move)" xlink:type="simple">move.name</text:a></text:p>
          </table:table-cell>
          <table:table-cell table:style-name="ce17" office:value-type="string" calcext:value-type="string">
            <text:p><text:a xlink:href="python://move.ref" xlink:type="simple">move.ref</text:a></text:p>
          </table:table-cell>
          <table:table-cell table:style-name="ce23" office:value-type="string" calcext:value-type="string">
            <text:p><text:a xlink:href="python://(get_move_debit_to_print(move))" xlink:type="simple">debit</text:a></text:p>
          </table:table-cell>
          <table:table-cell table:style-name="ce23" office:value-type="string" calcext:value-type="string">
            <text:p><text:a xlink:href="python://(get_move_credit_to_print(move))" xlink:type="simple">credit</text:a></text:p>
          </table:table-cell>
          <table:table-cell table:style-name="ce28" office:value-type="string" calcext:value-type="string">
            <text:p><text:a xlink:href="python://(get_move_accumulated_balance(move,%20partner,%20context))" xlink:type="simple">accumulated_balance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python://if%20test=%22show_receipt_detail%22" xlink:type="simple">if show_receipt_detail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thon://for%20each=%22line%20in%20get_move_lines_to_show(move)%22" xlink:type="simple">for each line</text:a>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14" office:value-type="string" calcext:value-type="string" table:number-columns-spanned="5" table:number-rows-spanned="1">
            <text:p>    <text:a xlink:href="python://get_move_line_name(line)" xlink:type="simple">line.name</text:a></text:p>
          </table:table-cell>
          <table:covered-table-cell table:style-name="ce18"/>
          <table:covered-table-cell table:number-columns-repeated="2" table:style-name="ce24"/>
          <table:covered-table-cell table:style-name="ce30"/>
          <table:table-cell table:style-name="ce34"/>
          <table:table-cell table:number-columns-repeated="1016"/>
        </table:table-row>
        <table:table-row table:style-name="ro1">
          <table:table-cell office:value-type="string" calcext:value-type="string">
            <text:p><text:a xlink:href="python:///for" xlink:type="simple">end for line</text:a></text:p>
          </table:table-cell>
          <table:table-cell table:number-columns-repeated="3"/>
          <table:table-cell table:style-name="ce22"/>
          <table:table-cell table:number-columns-repeated="1018"/>
        </table:table-row>
        <table:table-row table:style-name="ro1">
          <table:table-cell office:value-type="string" calcext:value-type="string">
            <text:p><text:a xlink:href="python:///if" xlink:type="simple">end if show_receipt_detail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thon://if%20test=%22show_invoice_detail%22" xlink:type="simple">if show_invoice_detail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thon://for%20each=%22invoice%20in%20get_invoice_to_show(move)%22" xlink:type="simple">for each invoice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thon://for%20each=%22invoice_line%20in%20invoice.invoice_line%22" xlink:type="simple">for each invoice_line</text:a>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14" office:value-type="string" calcext:value-type="string" table:number-columns-spanned="5" table:number-rows-spanned="1">
            <text:p>    <text:a xlink:href="python://get_invoice_line_name(invoice_line)" xlink:type="simple">line.invoice_line</text:a></text:p>
          </table:table-cell>
          <table:covered-table-cell table:style-name="ce18"/>
          <table:covered-table-cell/>
          <table:covered-table-cell table:style-name="ce25"/>
          <table:covered-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<text:a xlink:href="python:///for" xlink:type="simple">end for invoice_line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thon:///for" xlink:type="simple">end for invoice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thon:///if" xlink:type="simple">end if show_invoice_detail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thon:///if" xlink:type="simple">end if contains_relevant_lines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thon:///for" xlink:type="simple">end for move</text:a>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2" table:number-rows-spanned="1">
            <text:p>Cumulative Balance</text:p>
          </table:table-cell>
          <table:covered-table-cell table:style-name="ce15"/>
          <table:table-cell table:style-name="ce15" table:number-columns-repeated="3"/>
          <table:table-cell table:style-name="ce31" office:value-type="string" calcext:value-type="string">
            <text:p><text:a xlink:href="python://(get_final_balance(partner,%20context))" xlink:type="simple">final balance</text:a>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ce16"/>
          <table:table-cell table:style-name="Default" table:number-columns-repeated="4"/>
          <table:table-cell table:number-columns-repeated="1017"/>
        </table:table-row>
        <table:table-row table:style-name="ro5">
          <table:table-cell table:style-name="ce9" office:value-type="string" calcext:value-type="string" table:number-columns-spanned="6" table:number-rows-spanned="1">
            <text:p><text:span text:style-name="T1"><text:a xlink:href="python://company.rml_footer" xlink:type="simple">footer</text:a></text:span></text:p>
          </table:table-cell>
          <table:covered-table-cell table:style-name="ce16"/>
          <table:covered-table-cell table:number-columns-repeated="4" table:style-name="Default"/>
          <table:table-cell table:number-columns-repeated="1017"/>
        </table:table-row>
        <table:table-row table:style-name="ro1">
          <table:table-cell table:style-name="Default" office:value-type="string" calcext:value-type="string">
            <text:p><text:a xlink:href="python:///for" xlink:type="simple">end for partner</text:a></text:p>
          </table:table-cell>
          <table:table-cell table:style-name="Default" table:number-columns-repeated="5"/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2.49pt" fo:margin-bottom="42.49pt" fo:margin-left="28.35pt" fo:margin-right="28.35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10-21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0:43:47.9170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5.0.2.2$MacOSX_X86_64 LibreOffice_project/37b43f919e4de5eeaca9b9755ed688758a8251fe</meta:generator>
    <dc:date>2015-10-21T11:03:54.304947000</dc:date>
    <meta:editing-duration>PT19H34M18S</meta:editing-duration>
    <meta:editing-cycles>204</meta:editing-cycles>
    <meta:document-statistic meta:table-count="3" meta:cell-count="39" meta:object-count="0"/>
  </office:meta>
</office:document-meta>
</file>